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3.001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516in" svg:height="3.5449in" svg:x="7.1602in" svg:y="0.1673in">
            <draw:object draw:notify-on-update-of-ranges="Sheet1.B1:Sheet1.B1 Sheet1.B2:Sheet1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2626in" svg:height="3.5453in" svg:x="7.15in" svg:y="3.8587in">
            <draw:object draw:notify-on-update-of-ranges="Sheet1.C1:Sheet1.C1 Sheet1.C2:Sheet1.C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1154in" svg:height="3.5453in" svg:x="7.1646in" svg:y="7.5823in">
            <draw:object draw:notify-on-update-of-ranges="Sheet1.D1:Sheet1.D1 Sheet1.D2:Sheet1.D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JPEG quality</text:p>
          </table:table-cell>
          <table:table-cell table:style-name="ce1" office:value-type="string" calcext:value-type="string">
            <text:p>Time taken (seconds)</text:p>
          </table:table-cell>
          <table:table-cell table:style-name="ce1" office:value-type="string" calcext:value-type="string">
            <text:p>File size (MB)</text:p>
          </table:table-cell>
          <table:table-cell table:style-name="ce1" office:value-type="string" calcext:value-type="string">
            <text:p>Perceptual quality (DSSIM)</text:p>
            <text:p>Lower is bett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68657207489014" calcext:value-type="float">
            <text:p>0.68657207489014</text:p>
          </table:table-cell>
          <table:table-cell office:value-type="float" office:value="1.15858" calcext:value-type="float">
            <text:p>1.15858</text:p>
          </table:table-cell>
          <table:table-cell office:value-type="float" office:value="0.15885972" calcext:value-type="float">
            <text:p>0.158859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4978289604187" calcext:value-type="float">
            <text:p>0.64978289604187</text:p>
          </table:table-cell>
          <table:table-cell office:value-type="float" office:value="1.15858" calcext:value-type="float">
            <text:p>1.15858</text:p>
          </table:table-cell>
          <table:table-cell office:value-type="float" office:value="0.15885972" calcext:value-type="float">
            <text:p>0.1588597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66744184494019" calcext:value-type="float">
            <text:p>0.66744184494019</text:p>
          </table:table-cell>
          <table:table-cell office:value-type="float" office:value="1.15858" calcext:value-type="float">
            <text:p>1.15858</text:p>
          </table:table-cell>
          <table:table-cell office:value-type="float" office:value="0.15885972" calcext:value-type="float">
            <text:p>0.1588597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8175387382507" calcext:value-type="float">
            <text:p>0.68175387382507</text:p>
          </table:table-cell>
          <table:table-cell office:value-type="float" office:value="1.21078" calcext:value-type="float">
            <text:p>1.21078</text:p>
          </table:table-cell>
          <table:table-cell office:value-type="float" office:value="0.13554972" calcext:value-type="float">
            <text:p>0.1355497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65490293502808" calcext:value-type="float">
            <text:p>0.65490293502808</text:p>
          </table:table-cell>
          <table:table-cell office:value-type="float" office:value="1.2901" calcext:value-type="float">
            <text:p>1.2901</text:p>
          </table:table-cell>
          <table:table-cell office:value-type="float" office:value="0.10783389" calcext:value-type="float">
            <text:p>0.107833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70806694030762" calcext:value-type="float">
            <text:p>0.70806694030762</text:p>
          </table:table-cell>
          <table:table-cell office:value-type="float" office:value="1.37434" calcext:value-type="float">
            <text:p>1.37434</text:p>
          </table:table-cell>
          <table:table-cell office:value-type="float" office:value="0.08768954" calcext:value-type="float">
            <text:p>0.0876895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67763090133667" calcext:value-type="float">
            <text:p>0.67763090133667</text:p>
          </table:table-cell>
          <table:table-cell office:value-type="float" office:value="1.46542" calcext:value-type="float">
            <text:p>1.46542</text:p>
          </table:table-cell>
          <table:table-cell office:value-type="float" office:value="0.07125578" calcext:value-type="float">
            <text:p>0.0712557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9527697563171" calcext:value-type="float">
            <text:p>0.69527697563171</text:p>
          </table:table-cell>
          <table:table-cell office:value-type="float" office:value="1.55566" calcext:value-type="float">
            <text:p>1.55566</text:p>
          </table:table-cell>
          <table:table-cell office:value-type="float" office:value="0.06020692" calcext:value-type="float">
            <text:p>0.0602069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73047399520874" calcext:value-type="float">
            <text:p>0.73047399520874</text:p>
          </table:table-cell>
          <table:table-cell office:value-type="float" office:value="1.6471" calcext:value-type="float">
            <text:p>1.6471</text:p>
          </table:table-cell>
          <table:table-cell office:value-type="float" office:value="0.05169259" calcext:value-type="float">
            <text:p>0.0516925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1848797798157" calcext:value-type="float">
            <text:p>0.71848797798157</text:p>
          </table:table-cell>
          <table:table-cell office:value-type="float" office:value="1.75342" calcext:value-type="float">
            <text:p>1.75342</text:p>
          </table:table-cell>
          <table:table-cell office:value-type="float" office:value="0.04579302" calcext:value-type="float">
            <text:p>0.0457930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72179484367371" calcext:value-type="float">
            <text:p>0.72179484367371</text:p>
          </table:table-cell>
          <table:table-cell office:value-type="float" office:value="1.84234" calcext:value-type="float">
            <text:p>1.84234</text:p>
          </table:table-cell>
          <table:table-cell office:value-type="float" office:value="0.04065921" calcext:value-type="float">
            <text:p>0.0406592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71274900436401" calcext:value-type="float">
            <text:p>0.71274900436401</text:p>
          </table:table-cell>
          <table:table-cell office:value-type="float" office:value="1.94386" calcext:value-type="float">
            <text:p>1.94386</text:p>
          </table:table-cell>
          <table:table-cell office:value-type="float" office:value="0.03631034" calcext:value-type="float">
            <text:p>0.0363103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69148302078247" calcext:value-type="float">
            <text:p>0.69148302078247</text:p>
          </table:table-cell>
          <table:table-cell office:value-type="float" office:value="2.04958" calcext:value-type="float">
            <text:p>2.04958</text:p>
          </table:table-cell>
          <table:table-cell office:value-type="float" office:value="0.03255056" calcext:value-type="float">
            <text:p>0.0325505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690101146698" calcext:value-type="float">
            <text:p>0.690101146698</text:p>
          </table:table-cell>
          <table:table-cell office:value-type="float" office:value="2.14126" calcext:value-type="float">
            <text:p>2.14126</text:p>
          </table:table-cell>
          <table:table-cell office:value-type="float" office:value="0.02967381" calcext:value-type="float">
            <text:p>0.0296738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69762301445007" calcext:value-type="float">
            <text:p>0.69762301445007</text:p>
          </table:table-cell>
          <table:table-cell office:value-type="float" office:value="2.23594" calcext:value-type="float">
            <text:p>2.23594</text:p>
          </table:table-cell>
          <table:table-cell office:value-type="float" office:value="0.02731086" calcext:value-type="float">
            <text:p>0.0273108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70109009742737" calcext:value-type="float">
            <text:p>0.70109009742737</text:p>
          </table:table-cell>
          <table:table-cell office:value-type="float" office:value="2.33998" calcext:value-type="float">
            <text:p>2.33998</text:p>
          </table:table-cell>
          <table:table-cell office:value-type="float" office:value="0.02526399" calcext:value-type="float">
            <text:p>0.0252639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70477795600891" calcext:value-type="float">
            <text:p>0.70477795600891</text:p>
          </table:table-cell>
          <table:table-cell office:value-type="float" office:value="2.41846" calcext:value-type="float">
            <text:p>2.41846</text:p>
          </table:table-cell>
          <table:table-cell office:value-type="float" office:value="0.02356334" calcext:value-type="float">
            <text:p>0.0235633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72384095191956" calcext:value-type="float">
            <text:p>0.72384095191956</text:p>
          </table:table-cell>
          <table:table-cell office:value-type="float" office:value="2.53102" calcext:value-type="float">
            <text:p>2.53102</text:p>
          </table:table-cell>
          <table:table-cell office:value-type="float" office:value="0.02168689" calcext:value-type="float">
            <text:p>0.0216868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70815205574036" calcext:value-type="float">
            <text:p>0.70815205574036</text:p>
          </table:table-cell>
          <table:table-cell office:value-type="float" office:value="2.6041" calcext:value-type="float">
            <text:p>2.6041</text:p>
          </table:table-cell>
          <table:table-cell office:value-type="float" office:value="0.02035772" calcext:value-type="float">
            <text:p>0.0203577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72617077827454" calcext:value-type="float">
            <text:p>0.72617077827454</text:p>
          </table:table-cell>
          <table:table-cell office:value-type="float" office:value="2.69122" calcext:value-type="float">
            <text:p>2.69122</text:p>
          </table:table-cell>
          <table:table-cell office:value-type="float" office:value="0.01916904" calcext:value-type="float">
            <text:p>0.0191690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76629209518433" calcext:value-type="float">
            <text:p>0.76629209518433</text:p>
          </table:table-cell>
          <table:table-cell office:value-type="float" office:value="2.78782" calcext:value-type="float">
            <text:p>2.78782</text:p>
          </table:table-cell>
          <table:table-cell office:value-type="float" office:value="0.0180901" calcext:value-type="float">
            <text:p>0.018090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73496508598328" calcext:value-type="float">
            <text:p>0.73496508598328</text:p>
          </table:table-cell>
          <table:table-cell office:value-type="float" office:value="2.87362" calcext:value-type="float">
            <text:p>2.87362</text:p>
          </table:table-cell>
          <table:table-cell office:value-type="float" office:value="0.01689808" calcext:value-type="float">
            <text:p>0.0168980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72100877761841" calcext:value-type="float">
            <text:p>0.72100877761841</text:p>
          </table:table-cell>
          <table:table-cell office:value-type="float" office:value="2.94022" calcext:value-type="float">
            <text:p>2.94022</text:p>
          </table:table-cell>
          <table:table-cell office:value-type="float" office:value="0.01606864" calcext:value-type="float">
            <text:p>0.0160686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74457406997681" calcext:value-type="float">
            <text:p>0.74457406997681</text:p>
          </table:table-cell>
          <table:table-cell office:value-type="float" office:value="3.04186" calcext:value-type="float">
            <text:p>3.04186</text:p>
          </table:table-cell>
          <table:table-cell office:value-type="float" office:value="0.01496746" calcext:value-type="float">
            <text:p>0.014967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2848405838013" calcext:value-type="float">
            <text:p>0.82848405838013</text:p>
          </table:table-cell>
          <table:table-cell office:value-type="float" office:value="3.13498" calcext:value-type="float">
            <text:p>3.13498</text:p>
          </table:table-cell>
          <table:table-cell office:value-type="float" office:value="0.01443292" calcext:value-type="float">
            <text:p>0.0144329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85264897346497" calcext:value-type="float">
            <text:p>0.85264897346497</text:p>
          </table:table-cell>
          <table:table-cell office:value-type="float" office:value="3.19054" calcext:value-type="float">
            <text:p>3.19054</text:p>
          </table:table-cell>
          <table:table-cell office:value-type="float" office:value="0.01385385" calcext:value-type="float">
            <text:p>0.0138538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8479471206665" calcext:value-type="float">
            <text:p>0.8479471206665</text:p>
          </table:table-cell>
          <table:table-cell office:value-type="float" office:value="3.2815" calcext:value-type="float">
            <text:p>3.2815</text:p>
          </table:table-cell>
          <table:table-cell office:value-type="float" office:value="0.01319655" calcext:value-type="float">
            <text:p>0.0131965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84287595748901" calcext:value-type="float">
            <text:p>0.84287595748901</text:p>
          </table:table-cell>
          <table:table-cell office:value-type="float" office:value="3.38002" calcext:value-type="float">
            <text:p>3.38002</text:p>
          </table:table-cell>
          <table:table-cell office:value-type="float" office:value="0.01246922" calcext:value-type="float">
            <text:p>0.012469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83790612220764" calcext:value-type="float">
            <text:p>0.83790612220764</text:p>
          </table:table-cell>
          <table:table-cell office:value-type="float" office:value="3.44422" calcext:value-type="float">
            <text:p>3.44422</text:p>
          </table:table-cell>
          <table:table-cell office:value-type="float" office:value="0.01216704" calcext:value-type="float">
            <text:p>0.0121670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75470805168152" calcext:value-type="float">
            <text:p>0.75470805168152</text:p>
          </table:table-cell>
          <table:table-cell office:value-type="float" office:value="3.51646" calcext:value-type="float">
            <text:p>3.51646</text:p>
          </table:table-cell>
          <table:table-cell office:value-type="float" office:value="0.0114199" calcext:value-type="float">
            <text:p>0.011419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85550594329834" calcext:value-type="float">
            <text:p>0.85550594329834</text:p>
          </table:table-cell>
          <table:table-cell office:value-type="float" office:value="3.60202" calcext:value-type="float">
            <text:p>3.60202</text:p>
          </table:table-cell>
          <table:table-cell office:value-type="float" office:value="0.01098241" calcext:value-type="float">
            <text:p>0.0109824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8674201965332" calcext:value-type="float">
            <text:p>0.8674201965332</text:p>
          </table:table-cell>
          <table:table-cell office:value-type="float" office:value="3.6685" calcext:value-type="float">
            <text:p>3.6685</text:p>
          </table:table-cell>
          <table:table-cell office:value-type="float" office:value="0.0105403" calcext:value-type="float">
            <text:p>0.010540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82877993583679" calcext:value-type="float">
            <text:p>0.82877993583679</text:p>
          </table:table-cell>
          <table:table-cell office:value-type="float" office:value="3.76306" calcext:value-type="float">
            <text:p>3.76306</text:p>
          </table:table-cell>
          <table:table-cell office:value-type="float" office:value="0.01012674" calcext:value-type="float">
            <text:p>0.0101267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84944796562195" calcext:value-type="float">
            <text:p>0.84944796562195</text:p>
          </table:table-cell>
          <table:table-cell office:value-type="float" office:value="3.81622" calcext:value-type="float">
            <text:p>3.81622</text:p>
          </table:table-cell>
          <table:table-cell office:value-type="float" office:value="0.00992415" calcext:value-type="float">
            <text:p>0.0099241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86755394935608" calcext:value-type="float">
            <text:p>0.86755394935608</text:p>
          </table:table-cell>
          <table:table-cell office:value-type="float" office:value="3.90214" calcext:value-type="float">
            <text:p>3.90214</text:p>
          </table:table-cell>
          <table:table-cell office:value-type="float" office:value="0.00949456" calcext:value-type="float">
            <text:p>0.0094945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84309196472168" calcext:value-type="float">
            <text:p>0.84309196472168</text:p>
          </table:table-cell>
          <table:table-cell office:value-type="float" office:value="3.9619" calcext:value-type="float">
            <text:p>3.9619</text:p>
          </table:table-cell>
          <table:table-cell office:value-type="float" office:value="0.00910826" calcext:value-type="float">
            <text:p>0.0091082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85919499397278" calcext:value-type="float">
            <text:p>0.85919499397278</text:p>
          </table:table-cell>
          <table:table-cell office:value-type="float" office:value="4.04158" calcext:value-type="float">
            <text:p>4.04158</text:p>
          </table:table-cell>
          <table:table-cell office:value-type="float" office:value="0.00893006" calcext:value-type="float">
            <text:p>0.0089300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88666296005249" calcext:value-type="float">
            <text:p>0.88666296005249</text:p>
          </table:table-cell>
          <table:table-cell office:value-type="float" office:value="4.10074" calcext:value-type="float">
            <text:p>4.10074</text:p>
          </table:table-cell>
          <table:table-cell office:value-type="float" office:value="0.00852793" calcext:value-type="float">
            <text:p>0.0085279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88349390029907" calcext:value-type="float">
            <text:p>0.88349390029907</text:p>
          </table:table-cell>
          <table:table-cell office:value-type="float" office:value="4.18234" calcext:value-type="float">
            <text:p>4.18234</text:p>
          </table:table-cell>
          <table:table-cell office:value-type="float" office:value="0.00798128" calcext:value-type="float">
            <text:p>0.0079812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276180267334" calcext:value-type="float">
            <text:p>0.9276180267334</text:p>
          </table:table-cell>
          <table:table-cell office:value-type="float" office:value="4.22938" calcext:value-type="float">
            <text:p>4.22938</text:p>
          </table:table-cell>
          <table:table-cell office:value-type="float" office:value="0.00783142" calcext:value-type="float">
            <text:p>0.0078314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86710095405579" calcext:value-type="float">
            <text:p>0.86710095405579</text:p>
          </table:table-cell>
          <table:table-cell office:value-type="float" office:value="4.3297" calcext:value-type="float">
            <text:p>4.3297</text:p>
          </table:table-cell>
          <table:table-cell office:value-type="float" office:value="0.00745903" calcext:value-type="float">
            <text:p>0.0074590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87413001060486" calcext:value-type="float">
            <text:p>0.87413001060486</text:p>
          </table:table-cell>
          <table:table-cell office:value-type="float" office:value="4.36966" calcext:value-type="float">
            <text:p>4.36966</text:p>
          </table:table-cell>
          <table:table-cell office:value-type="float" office:value="0.00732347" calcext:value-type="float">
            <text:p>0.0073234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86268901824951" calcext:value-type="float">
            <text:p>0.86268901824951</text:p>
          </table:table-cell>
          <table:table-cell office:value-type="float" office:value="4.41286" calcext:value-type="float">
            <text:p>4.41286</text:p>
          </table:table-cell>
          <table:table-cell office:value-type="float" office:value="0.00720167" calcext:value-type="float">
            <text:p>0.0072016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86177206039429" calcext:value-type="float">
            <text:p>0.86177206039429</text:p>
          </table:table-cell>
          <table:table-cell office:value-type="float" office:value="4.5163" calcext:value-type="float">
            <text:p>4.5163</text:p>
          </table:table-cell>
          <table:table-cell office:value-type="float" office:value="0.00685891" calcext:value-type="float">
            <text:p>0.0068589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8709728717804" calcext:value-type="float">
            <text:p>0.8709728717804</text:p>
          </table:table-cell>
          <table:table-cell office:value-type="float" office:value="4.57222" calcext:value-type="float">
            <text:p>4.57222</text:p>
          </table:table-cell>
          <table:table-cell office:value-type="float" office:value="0.00675819" calcext:value-type="float">
            <text:p>0.0067581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91031503677368" calcext:value-type="float">
            <text:p>0.91031503677368</text:p>
          </table:table-cell>
          <table:table-cell office:value-type="float" office:value="4.64254" calcext:value-type="float">
            <text:p>4.64254</text:p>
          </table:table-cell>
          <table:table-cell office:value-type="float" office:value="0.00642087" calcext:value-type="float">
            <text:p>0.0064208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87680196762085" calcext:value-type="float">
            <text:p>0.87680196762085</text:p>
          </table:table-cell>
          <table:table-cell office:value-type="float" office:value="4.6741" calcext:value-type="float">
            <text:p>4.6741</text:p>
          </table:table-cell>
          <table:table-cell office:value-type="float" office:value="0.00635532" calcext:value-type="float">
            <text:p>0.0063553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90072894096375" calcext:value-type="float">
            <text:p>0.90072894096375</text:p>
          </table:table-cell>
          <table:table-cell office:value-type="float" office:value="4.72462" calcext:value-type="float">
            <text:p>4.72462</text:p>
          </table:table-cell>
          <table:table-cell office:value-type="float" office:value="0.00628248" calcext:value-type="float">
            <text:p>0.0062824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81946492195129" calcext:value-type="float">
            <text:p>0.81946492195129</text:p>
          </table:table-cell>
          <table:table-cell office:value-type="float" office:value="4.84366" calcext:value-type="float">
            <text:p>4.84366</text:p>
          </table:table-cell>
          <table:table-cell office:value-type="float" office:value="0.00597479" calcext:value-type="float">
            <text:p>0.0059747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3059787750244" calcext:value-type="float">
            <text:p>0.83059787750244</text:p>
          </table:table-cell>
          <table:table-cell office:value-type="float" office:value="4.87486" calcext:value-type="float">
            <text:p>4.87486</text:p>
          </table:table-cell>
          <table:table-cell office:value-type="float" office:value="0.00590273" calcext:value-type="float">
            <text:p>0.0059027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82307004928589" calcext:value-type="float">
            <text:p>0.82307004928589</text:p>
          </table:table-cell>
          <table:table-cell office:value-type="float" office:value="4.9291" calcext:value-type="float">
            <text:p>4.9291</text:p>
          </table:table-cell>
          <table:table-cell office:value-type="float" office:value="0.00582089" calcext:value-type="float">
            <text:p>0.0058208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80257511138916" calcext:value-type="float">
            <text:p>0.80257511138916</text:p>
          </table:table-cell>
          <table:table-cell office:value-type="float" office:value="5.01166" calcext:value-type="float">
            <text:p>5.01166</text:p>
          </table:table-cell>
          <table:table-cell office:value-type="float" office:value="0.00556361" calcext:value-type="float">
            <text:p>0.0055636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80756592750549" calcext:value-type="float">
            <text:p>0.80756592750549</text:p>
          </table:table-cell>
          <table:table-cell office:value-type="float" office:value="5.01166" calcext:value-type="float">
            <text:p>5.01166</text:p>
          </table:table-cell>
          <table:table-cell office:value-type="float" office:value="0.00556361" calcext:value-type="float">
            <text:p>0.005563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82034397125244" calcext:value-type="float">
            <text:p>0.82034397125244</text:p>
          </table:table-cell>
          <table:table-cell office:value-type="float" office:value="5.09086" calcext:value-type="float">
            <text:p>5.09086</text:p>
          </table:table-cell>
          <table:table-cell office:value-type="float" office:value="0.00544363" calcext:value-type="float">
            <text:p>0.0054436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81453204154968" calcext:value-type="float">
            <text:p>0.81453204154968</text:p>
          </table:table-cell>
          <table:table-cell office:value-type="float" office:value="5.23894" calcext:value-type="float">
            <text:p>5.23894</text:p>
          </table:table-cell>
          <table:table-cell office:value-type="float" office:value="0.00515922" calcext:value-type="float">
            <text:p>0.0051592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83673787117004" calcext:value-type="float">
            <text:p>0.83673787117004</text:p>
          </table:table-cell>
          <table:table-cell office:value-type="float" office:value="5.27962" calcext:value-type="float">
            <text:p>5.27962</text:p>
          </table:table-cell>
          <table:table-cell office:value-type="float" office:value="0.00510997" calcext:value-type="float">
            <text:p>0.0051099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80778408050537" calcext:value-type="float">
            <text:p>0.80778408050537</text:p>
          </table:table-cell>
          <table:table-cell office:value-type="float" office:value="5.3329" calcext:value-type="float">
            <text:p>5.3329</text:p>
          </table:table-cell>
          <table:table-cell office:value-type="float" office:value="0.00500797" calcext:value-type="float">
            <text:p>0.0050079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86445498466492" calcext:value-type="float">
            <text:p>0.86445498466492</text:p>
          </table:table-cell>
          <table:table-cell office:value-type="float" office:value="5.43382" calcext:value-type="float">
            <text:p>5.43382</text:p>
          </table:table-cell>
          <table:table-cell office:value-type="float" office:value="0.00473632" calcext:value-type="float">
            <text:p>0.0047363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86857295036316" calcext:value-type="float">
            <text:p>0.86857295036316</text:p>
          </table:table-cell>
          <table:table-cell office:value-type="float" office:value="5.43382" calcext:value-type="float">
            <text:p>5.43382</text:p>
          </table:table-cell>
          <table:table-cell office:value-type="float" office:value="0.00473632" calcext:value-type="float">
            <text:p>0.0047363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86400103569031" calcext:value-type="float">
            <text:p>0.86400103569031</text:p>
          </table:table-cell>
          <table:table-cell office:value-type="float" office:value="5.60002" calcext:value-type="float">
            <text:p>5.60002</text:p>
          </table:table-cell>
          <table:table-cell office:value-type="float" office:value="0.00458246" calcext:value-type="float">
            <text:p>0.0045824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84303784370422" calcext:value-type="float">
            <text:p>0.84303784370422</text:p>
          </table:table-cell>
          <table:table-cell office:value-type="float" office:value="5.72134" calcext:value-type="float">
            <text:p>5.72134</text:p>
          </table:table-cell>
          <table:table-cell office:value-type="float" office:value="0.00427271" calcext:value-type="float">
            <text:p>0.0042727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95646405220032" calcext:value-type="float">
            <text:p>0.95646405220032</text:p>
          </table:table-cell>
          <table:table-cell office:value-type="float" office:value="5.79682" calcext:value-type="float">
            <text:p>5.79682</text:p>
          </table:table-cell>
          <table:table-cell office:value-type="float" office:value="0.004207" calcext:value-type="float">
            <text:p>0.00420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90811896324158" calcext:value-type="float">
            <text:p>0.90811896324158</text:p>
          </table:table-cell>
          <table:table-cell office:value-type="float" office:value="5.8447" calcext:value-type="float">
            <text:p>5.8447</text:p>
          </table:table-cell>
          <table:table-cell office:value-type="float" office:value="0.00411714" calcext:value-type="float">
            <text:p>0.0041171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92149996757507" calcext:value-type="float">
            <text:p>0.92149996757507</text:p>
          </table:table-cell>
          <table:table-cell office:value-type="float" office:value="5.97454" calcext:value-type="float">
            <text:p>5.97454</text:p>
          </table:table-cell>
          <table:table-cell office:value-type="float" office:value="0.003995" calcext:value-type="float">
            <text:p>0.00399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91461086273193" calcext:value-type="float">
            <text:p>0.91461086273193</text:p>
          </table:table-cell>
          <table:table-cell office:value-type="float" office:value="6.0709" calcext:value-type="float">
            <text:p>6.0709</text:p>
          </table:table-cell>
          <table:table-cell office:value-type="float" office:value="0.00383389" calcext:value-type="float">
            <text:p>0.0038338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92976117134094" calcext:value-type="float">
            <text:p>0.92976117134094</text:p>
          </table:table-cell>
          <table:table-cell office:value-type="float" office:value="6.17362" calcext:value-type="float">
            <text:p>6.17362</text:p>
          </table:table-cell>
          <table:table-cell office:value-type="float" office:value="0.00372945" calcext:value-type="float">
            <text:p>0.0037294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94899702072144" calcext:value-type="float">
            <text:p>0.94899702072144</text:p>
          </table:table-cell>
          <table:table-cell office:value-type="float" office:value="6.28654" calcext:value-type="float">
            <text:p>6.28654</text:p>
          </table:table-cell>
          <table:table-cell office:value-type="float" office:value="0.00362672" calcext:value-type="float">
            <text:p>0.0036267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96356821060181" calcext:value-type="float">
            <text:p>0.96356821060181</text:p>
          </table:table-cell>
          <table:table-cell office:value-type="float" office:value="6.4543" calcext:value-type="float">
            <text:p>6.4543</text:p>
          </table:table-cell>
          <table:table-cell office:value-type="float" office:value="0.0034662" calcext:value-type="float">
            <text:p>0.003466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9529550075531" calcext:value-type="float">
            <text:p>0.9529550075531</text:p>
          </table:table-cell>
          <table:table-cell office:value-type="float" office:value="6.51538" calcext:value-type="float">
            <text:p>6.51538</text:p>
          </table:table-cell>
          <table:table-cell office:value-type="float" office:value="0.00337042" calcext:value-type="float">
            <text:p>0.0033704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4186592102051" calcext:value-type="float">
            <text:p>0.94186592102051</text:p>
          </table:table-cell>
          <table:table-cell office:value-type="float" office:value="6.68158" calcext:value-type="float">
            <text:p>6.68158</text:p>
          </table:table-cell>
          <table:table-cell office:value-type="float" office:value="0.00327739" calcext:value-type="float">
            <text:p>0.0032773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96696805953979" calcext:value-type="float">
            <text:p>0.96696805953979</text:p>
          </table:table-cell>
          <table:table-cell office:value-type="float" office:value="6.8293" calcext:value-type="float">
            <text:p>6.8293</text:p>
          </table:table-cell>
          <table:table-cell office:value-type="float" office:value="0.00300194" calcext:value-type="float">
            <text:p>0.00300194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9653000831604" calcext:value-type="float">
            <text:p>0.9653000831604</text:p>
          </table:table-cell>
          <table:table-cell office:value-type="float" office:value="6.9541" calcext:value-type="float">
            <text:p>6.9541</text:p>
          </table:table-cell>
          <table:table-cell office:value-type="float" office:value="0.0028953" calcext:value-type="float">
            <text:p>0.002895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96659302711487" calcext:value-type="float">
            <text:p>0.96659302711487</text:p>
          </table:table-cell>
          <table:table-cell office:value-type="float" office:value="7.02982" calcext:value-type="float">
            <text:p>7.02982</text:p>
          </table:table-cell>
          <table:table-cell office:value-type="float" office:value="0.00283916" calcext:value-type="float">
            <text:p>0.0028391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97017312049866" calcext:value-type="float">
            <text:p>0.97017312049866</text:p>
          </table:table-cell>
          <table:table-cell office:value-type="float" office:value="7.36846" calcext:value-type="float">
            <text:p>7.36846</text:p>
          </table:table-cell>
          <table:table-cell office:value-type="float" office:value="0.00260369" calcext:value-type="float">
            <text:p>0.0026036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98380398750305" calcext:value-type="float">
            <text:p>0.98380398750305</text:p>
          </table:table-cell>
          <table:table-cell office:value-type="float" office:value="7.41898" calcext:value-type="float">
            <text:p>7.41898</text:p>
          </table:table-cell>
          <table:table-cell office:value-type="float" office:value="0.002575" calcext:value-type="float">
            <text:p>0.00257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99898290634155" calcext:value-type="float">
            <text:p>0.99898290634155</text:p>
          </table:table-cell>
          <table:table-cell office:value-type="float" office:value="7.59262" calcext:value-type="float">
            <text:p>7.59262</text:p>
          </table:table-cell>
          <table:table-cell office:value-type="float" office:value="0.00246619" calcext:value-type="float">
            <text:p>0.00246619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.04937601089478" calcext:value-type="float">
            <text:p>1.04937601089478</text:p>
          </table:table-cell>
          <table:table-cell office:value-type="float" office:value="7.93258" calcext:value-type="float">
            <text:p>7.93258</text:p>
          </table:table-cell>
          <table:table-cell office:value-type="float" office:value="0.00226668" calcext:value-type="float">
            <text:p>0.0022666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.01117300987244" calcext:value-type="float">
            <text:p>1.01117300987244</text:p>
          </table:table-cell>
          <table:table-cell office:value-type="float" office:value="8.01322" calcext:value-type="float">
            <text:p>8.01322</text:p>
          </table:table-cell>
          <table:table-cell office:value-type="float" office:value="0.00220962" calcext:value-type="float">
            <text:p>0.0022096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.01517701148987" calcext:value-type="float">
            <text:p>1.01517701148987</text:p>
          </table:table-cell>
          <table:table-cell office:value-type="float" office:value="8.23138" calcext:value-type="float">
            <text:p>8.23138</text:p>
          </table:table-cell>
          <table:table-cell office:value-type="float" office:value="0.00210963" calcext:value-type="float">
            <text:p>0.0021096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.00878596305847" calcext:value-type="float">
            <text:p>1.00878596305847</text:p>
          </table:table-cell>
          <table:table-cell office:value-type="float" office:value="8.60986" calcext:value-type="float">
            <text:p>8.60986</text:p>
          </table:table-cell>
          <table:table-cell office:value-type="float" office:value="0.00194088" calcext:value-type="float">
            <text:p>0.0019408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.03724503517151" calcext:value-type="float">
            <text:p>1.03724503517151</text:p>
          </table:table-cell>
          <table:table-cell office:value-type="float" office:value="8.8357" calcext:value-type="float">
            <text:p>8.8357</text:p>
          </table:table-cell>
          <table:table-cell office:value-type="float" office:value="0.00186236" calcext:value-type="float">
            <text:p>0.0018623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.02369689941406" calcext:value-type="float">
            <text:p>1.02369689941406</text:p>
          </table:table-cell>
          <table:table-cell office:value-type="float" office:value="9.08482" calcext:value-type="float">
            <text:p>9.08482</text:p>
          </table:table-cell>
          <table:table-cell office:value-type="float" office:value="0.00177793" calcext:value-type="float">
            <text:p>0.0017779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.06300902366638" calcext:value-type="float">
            <text:p>1.06300902366638</text:p>
          </table:table-cell>
          <table:table-cell office:value-type="float" office:value="9.36622" calcext:value-type="float">
            <text:p>9.36622</text:p>
          </table:table-cell>
          <table:table-cell office:value-type="float" office:value="0.00163842" calcext:value-type="float">
            <text:p>0.0016384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.04698705673218" calcext:value-type="float">
            <text:p>1.04698705673218</text:p>
          </table:table-cell>
          <table:table-cell office:value-type="float" office:value="9.71578" calcext:value-type="float">
            <text:p>9.71578</text:p>
          </table:table-cell>
          <table:table-cell office:value-type="float" office:value="0.00153893" calcext:value-type="float">
            <text:p>0.0015389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.10372400283813" calcext:value-type="float">
            <text:p>1.10372400283813</text:p>
          </table:table-cell>
          <table:table-cell office:value-type="float" office:value="10.02322" calcext:value-type="float">
            <text:p>10.02322</text:p>
          </table:table-cell>
          <table:table-cell office:value-type="float" office:value="0.00143565" calcext:value-type="float">
            <text:p>0.0014356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.05836200714111" calcext:value-type="float">
            <text:p>1.05836200714111</text:p>
          </table:table-cell>
          <table:table-cell office:value-type="float" office:value="10.51486" calcext:value-type="float">
            <text:p>10.51486</text:p>
          </table:table-cell>
          <table:table-cell office:value-type="float" office:value="0.00132043" calcext:value-type="float">
            <text:p>0.0013204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.08840894699097" calcext:value-type="float">
            <text:p>1.08840894699097</text:p>
          </table:table-cell>
          <table:table-cell office:value-type="float" office:value="10.9849" calcext:value-type="float">
            <text:p>10.9849</text:p>
          </table:table-cell>
          <table:table-cell office:value-type="float" office:value="0.00122715" calcext:value-type="float">
            <text:p>0.0012271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.08777093887329" calcext:value-type="float">
            <text:p>1.08777093887329</text:p>
          </table:table-cell>
          <table:table-cell office:value-type="float" office:value="11.45338" calcext:value-type="float">
            <text:p>11.45338</text:p>
          </table:table-cell>
          <table:table-cell office:value-type="float" office:value="0.00114755" calcext:value-type="float">
            <text:p>0.0011475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.1312780380249" calcext:value-type="float">
            <text:p>1.1312780380249</text:p>
          </table:table-cell>
          <table:table-cell office:value-type="float" office:value="11.89054" calcext:value-type="float">
            <text:p>11.89054</text:p>
          </table:table-cell>
          <table:table-cell office:value-type="float" office:value="0.00107838" calcext:value-type="float">
            <text:p>0.0010783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.12159585952759" calcext:value-type="float">
            <text:p>1.12159585952759</text:p>
          </table:table-cell>
          <table:table-cell office:value-type="float" office:value="12.60934" calcext:value-type="float">
            <text:p>12.60934</text:p>
          </table:table-cell>
          <table:table-cell office:value-type="float" office:value="0.00091385" calcext:value-type="float">
            <text:p>0.0009138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.14898705482483" calcext:value-type="float">
            <text:p>1.14898705482483</text:p>
          </table:table-cell>
          <table:table-cell office:value-type="float" office:value="13.19362" calcext:value-type="float">
            <text:p>13.19362</text:p>
          </table:table-cell>
          <table:table-cell office:value-type="float" office:value="0.00084009" calcext:value-type="float">
            <text:p>0.0008400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.15252995491028" calcext:value-type="float">
            <text:p>1.15252995491028</text:p>
          </table:table-cell>
          <table:table-cell office:value-type="float" office:value="14.06098" calcext:value-type="float">
            <text:p>14.06098</text:p>
          </table:table-cell>
          <table:table-cell office:value-type="float" office:value="0.0007542" calcext:value-type="float">
            <text:p>0.000754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.1784610748291" calcext:value-type="float">
            <text:p>1.1784610748291</text:p>
          </table:table-cell>
          <table:table-cell office:value-type="float" office:value="15.30754" calcext:value-type="float">
            <text:p>15.30754</text:p>
          </table:table-cell>
          <table:table-cell office:value-type="float" office:value="0.00065189" calcext:value-type="float">
            <text:p>0.0006518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.19854092597961" calcext:value-type="float">
            <text:p>1.19854092597961</text:p>
          </table:table-cell>
          <table:table-cell office:value-type="float" office:value="16.64146" calcext:value-type="float">
            <text:p>16.64146</text:p>
          </table:table-cell>
          <table:table-cell office:value-type="float" office:value="0.00056465" calcext:value-type="float">
            <text:p>0.0005646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.27217507362366" calcext:value-type="float">
            <text:p>1.27217507362366</text:p>
          </table:table-cell>
          <table:table-cell office:value-type="float" office:value="17.68846" calcext:value-type="float">
            <text:p>17.68846</text:p>
          </table:table-cell>
          <table:table-cell office:value-type="float" office:value="0.00049886" calcext:value-type="float">
            <text:p>0.0004988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.31854295730591" calcext:value-type="float">
            <text:p>1.31854295730591</text:p>
          </table:table-cell>
          <table:table-cell office:value-type="float" office:value="20.91694" calcext:value-type="float">
            <text:p>20.91694</text:p>
          </table:table-cell>
          <table:table-cell office:value-type="float" office:value="0.00036801" calcext:value-type="float">
            <text:p>0.0003680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.32815790176392" calcext:value-type="float">
            <text:p>1.32815790176392</text:p>
          </table:table-cell>
          <table:table-cell office:value-type="float" office:value="23.2111" calcext:value-type="float">
            <text:p>23.2111</text:p>
          </table:table-cell>
          <table:table-cell office:value-type="float" office:value="0.00029951" calcext:value-type="float">
            <text:p>0.0002995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.3986120223999" calcext:value-type="float">
            <text:p>1.3986120223999</text:p>
          </table:table-cell>
          <table:table-cell office:value-type="float" office:value="26.7127" calcext:value-type="float">
            <text:p>26.7127</text:p>
          </table:table-cell>
          <table:table-cell office:value-type="float" office:value="0.00023579" calcext:value-type="float">
            <text:p>0.0002357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.48102307319641" calcext:value-type="float">
            <text:p>1.48102307319641</text:p>
          </table:table-cell>
          <table:table-cell office:value-type="float" office:value="31.09426" calcext:value-type="float">
            <text:p>31.09426</text:p>
          </table:table-cell>
          <table:table-cell office:value-type="float" office:value="0.00018724" calcext:value-type="float">
            <text:p>0.0001872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.54583096504211" calcext:value-type="float">
            <text:p>1.54583096504211</text:p>
          </table:table-cell>
          <table:table-cell office:value-type="float" office:value="35.03314" calcext:value-type="float">
            <text:p>35.03314</text:p>
          </table:table-cell>
          <table:table-cell office:value-type="float" office:value="0.00014356" calcext:value-type="float">
            <text:p>0.00014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4T22:41:11.009872357</meta:creation-date>
    <dc:date>2022-08-14T23:06:00.453999395</dc:date>
    <meta:editing-duration>PT24M45S</meta:editing-duration>
    <meta:editing-cycles>10</meta:editing-cycles>
    <meta:generator>LibreOffice/7.3.4.2$Linux_X86_64 LibreOffice_project/30$Build-2</meta:generator>
    <meta:document-statistic meta:table-count="1" meta:cell-count="40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3cm" svg:height="9.005cm" xlink:href=".." xlink:type="simple" chart:class="chart:line" chart:style-name="ch1">
        <chart:legend chart:legend-position="end" svg:x="17.552cm" svg:y="4.203cm" style:legend-expansion="high" chart:style-name="ch2"/>
        <chart:plot-area chart:style-name="ch3" table:cell-range-address="Sheet1.B1:Sheet1.B101" chart:data-source-has-labels="row" svg:x="0.444cm" svg:y="0.18cm" svg:width="16.664cm" svg:height="8.645cm">
          <chart:coordinate-region svg:x="1.171cm" svg:y="0.38cm" svg:width="15.937cm" svg:height="7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(second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657207489014">
                <text:p>0.68657207489014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978289604187">
                <text:p>0.64978289604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44184494019">
                <text:p>0.66744184494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175387382507">
                <text:p>0.68175387382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490293502808">
                <text:p>0.65490293502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806694030762">
                <text:p>0.70806694030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763090133667">
                <text:p>0.67763090133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27697563171">
                <text:p>0.69527697563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047399520874">
                <text:p>0.73047399520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848797798157">
                <text:p>0.71848797798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179484367371">
                <text:p>0.72179484367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274900436401">
                <text:p>0.71274900436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148302078247">
                <text:p>0.69148302078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0101146698">
                <text:p>0.690101146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762301445007">
                <text:p>0.69762301445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109009742737">
                <text:p>0.70109009742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477795600891">
                <text:p>0.70477795600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384095191956">
                <text:p>0.72384095191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815205574036">
                <text:p>0.70815205574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617077827454">
                <text:p>0.72617077827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6629209518433">
                <text:p>0.76629209518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496508598328">
                <text:p>0.734965085983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2100877761841">
                <text:p>0.72100877761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457406997681">
                <text:p>0.74457406997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848405838013">
                <text:p>0.82848405838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264897346497">
                <text:p>0.852648973464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79471206665">
                <text:p>0.84794712066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287595748901">
                <text:p>0.842875957489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3790612220764">
                <text:p>0.837906122207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5470805168152">
                <text:p>0.75470805168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5550594329834">
                <text:p>0.855505943298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674201965332">
                <text:p>0.8674201965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877993583679">
                <text:p>0.82877993583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4944796562195">
                <text:p>0.84944796562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6755394935608">
                <text:p>0.867553949356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309196472168">
                <text:p>0.843091964721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919499397278">
                <text:p>0.85919499397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666296005249">
                <text:p>0.88666296005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349390029907">
                <text:p>0.88349390029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76180267334">
                <text:p>0.9276180267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6710095405579">
                <text:p>0.867100954055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7413001060486">
                <text:p>0.874130010604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268901824951">
                <text:p>0.86268901824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177206039429">
                <text:p>0.86177206039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709728717804">
                <text:p>0.87097287178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031503677368">
                <text:p>0.91031503677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7680196762085">
                <text:p>0.876801967620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0072894096375">
                <text:p>0.90072894096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1946492195129">
                <text:p>0.81946492195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3059787750244">
                <text:p>0.830597877502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307004928589">
                <text:p>0.823070049285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257511138916">
                <text:p>0.802575111389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756592750549">
                <text:p>0.80756592750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034397125244">
                <text:p>0.820343971252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1453204154968">
                <text:p>0.8145320415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673787117004">
                <text:p>0.83673787117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0778408050537">
                <text:p>0.807784080505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445498466492">
                <text:p>0.864454984664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6857295036316">
                <text:p>0.86857295036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6400103569031">
                <text:p>0.864001035690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303784370422">
                <text:p>0.843037843704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646405220032">
                <text:p>0.956464052200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0811896324158">
                <text:p>0.90811896324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149996757507">
                <text:p>0.921499967575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461086273193">
                <text:p>0.91461086273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976117134094">
                <text:p>0.929761171340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4899702072144">
                <text:p>0.94899702072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6356821060181">
                <text:p>0.963568210601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29550075531">
                <text:p>0.9529550075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4186592102051">
                <text:p>0.941865921020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696805953979">
                <text:p>0.96696805953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653000831604">
                <text:p>0.96530008316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6659302711487">
                <text:p>0.966593027114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7017312049866">
                <text:p>0.97017312049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380398750305">
                <text:p>0.983803987503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898290634155">
                <text:p>0.99898290634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4937601089478">
                <text:p>1.04937601089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1117300987244">
                <text:p>1.011173009872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1517701148987">
                <text:p>1.015177011489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878596305847">
                <text:p>1.00878596305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3724503517151">
                <text:p>1.03724503517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2369689941406">
                <text:p>1.02369689941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6300902366638">
                <text:p>1.063009023666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4698705673218">
                <text:p>1.046987056732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0372400283813">
                <text:p>1.103724002838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5836200714111">
                <text:p>1.05836200714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8840894699097">
                <text:p>1.08840894699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8777093887329">
                <text:p>1.087770938873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312780380249">
                <text:p>1.13127803802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2159585952759">
                <text:p>1.121595859527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4898705482483">
                <text:p>1.148987054824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5252995491028">
                <text:p>1.152529954910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784610748291">
                <text:p>1.17846107482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9854092597961">
                <text:p>1.198540925979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7217507362366">
                <text:p>1.272175073623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1854295730591">
                <text:p>1.31854295730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2815790176392">
                <text:p>1.328157901763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986120223999">
                <text:p>1.3986120223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8102307319641">
                <text:p>1.481023073196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4583096504211">
                <text:p>1.54583096504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c5c00" draw:fill-color="#fc5c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88cm" svg:height="9.006cm" xlink:href=".." xlink:type="simple" chart:class="chart:line" chart:style-name="ch1">
        <chart:legend chart:legend-position="end" svg:x="17.501cm" svg:y="4.204cm" style:legend-expansion="high" chart:style-name="ch2"/>
        <chart:plot-area chart:style-name="ch3" table:cell-range-address="Sheet1.C1:Sheet1.C101" chart:data-source-has-labels="row" svg:x="0.419cm" svg:y="0.18cm" svg:width="16.663cm" svg:height="8.646cm">
          <chart:coordinate-region svg:x="1.04cm" svg:y="0.379cm" svg:width="16.042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1" chart:label-cell-address="Sheet1.C1:Sheet1.C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 size (MB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5858">
                <text:p>1.15858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858">
                <text:p>1.15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858">
                <text:p>1.15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1078">
                <text:p>1.21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901">
                <text:p>1.2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7434">
                <text:p>1.37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6542">
                <text:p>1.46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5566">
                <text:p>1.55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471">
                <text:p>1.64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5342">
                <text:p>1.75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4234">
                <text:p>1.84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386">
                <text:p>1.94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958">
                <text:p>2.04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4126">
                <text:p>2.14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3594">
                <text:p>2.23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3998">
                <text:p>2.33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1846">
                <text:p>2.41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3102">
                <text:p>2.53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041">
                <text:p>2.6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9122">
                <text:p>2.69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8782">
                <text:p>2.787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7362">
                <text:p>2.87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4022">
                <text:p>2.94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186">
                <text:p>3.04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3498">
                <text:p>3.134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9054">
                <text:p>3.190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815">
                <text:p>3.2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8002">
                <text:p>3.38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4422">
                <text:p>3.44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1646">
                <text:p>3.51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0202">
                <text:p>3.60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685">
                <text:p>3.6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6306">
                <text:p>3.76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1622">
                <text:p>3.81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0214">
                <text:p>3.90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619">
                <text:p>3.96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4158">
                <text:p>4.04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0074">
                <text:p>4.10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8234">
                <text:p>4.18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2938">
                <text:p>4.229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297">
                <text:p>4.3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36966">
                <text:p>4.369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1286">
                <text:p>4.41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5163">
                <text:p>4.51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7222">
                <text:p>4.57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4254">
                <text:p>4.64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741">
                <text:p>4.6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2462">
                <text:p>4.72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4366">
                <text:p>4.843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7486">
                <text:p>4.874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291">
                <text:p>4.9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1166">
                <text:p>5.01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1166">
                <text:p>5.011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09086">
                <text:p>5.090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23894">
                <text:p>5.23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27962">
                <text:p>5.279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3329">
                <text:p>5.33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43382">
                <text:p>5.43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43382">
                <text:p>5.43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60002">
                <text:p>5.6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72134">
                <text:p>5.721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79682">
                <text:p>5.796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8447">
                <text:p>5.8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97454">
                <text:p>5.974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0709">
                <text:p>6.07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17362">
                <text:p>6.173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28654">
                <text:p>6.28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543">
                <text:p>6.45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51538">
                <text:p>6.515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68158">
                <text:p>6.681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8293">
                <text:p>6.82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9541">
                <text:p>6.95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02982">
                <text:p>7.02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6846">
                <text:p>7.368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1898">
                <text:p>7.418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9262">
                <text:p>7.592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93258">
                <text:p>7.93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01322">
                <text:p>8.013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23138">
                <text:p>8.231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60986">
                <text:p>8.609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8357">
                <text:p>8.8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08482">
                <text:p>9.08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36622">
                <text:p>9.366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71578">
                <text:p>9.715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02322">
                <text:p>10.02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51486">
                <text:p>10.514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9849">
                <text:p>10.98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45338">
                <text:p>11.45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89054">
                <text:p>11.89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60934">
                <text:p>12.609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19362">
                <text:p>13.193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06098">
                <text:p>14.060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30754">
                <text:p>15.307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64146">
                <text:p>16.64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68846">
                <text:p>17.688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91694">
                <text:p>20.916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2111">
                <text:p>23.2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.7127">
                <text:p>26.7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09426">
                <text:p>31.094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.03314">
                <text:p>35.03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254d2" draw:fill-color="#c254d2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154cm" svg:height="9.006cm" xlink:href=".." xlink:type="simple" chart:class="chart:line" chart:style-name="ch1">
        <chart:legend chart:legend-position="end" svg:x="17.63cm" svg:y="4.005cm" style:legend-expansion="high" chart:style-name="ch2"/>
        <chart:plot-area chart:style-name="ch3" table:cell-range-address="Sheet1.D1:Sheet1.D101" chart:data-source-has-labels="row" svg:x="0.463cm" svg:y="0.18cm" svg:width="16.704cm" svg:height="8.646cm">
          <chart:coordinate-region svg:x="1.375cm" svg:y="0.379cm" svg:width="15.792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01" chart:label-cell-address="Sheet1.D1:Sheet1.D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ptual quality (DSSIM)
Lower is bette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885972">
                <text:p>0.15885972</text:p>
                <draw:g>
                  <svg:desc>Sheet1.D2:Sheet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885972">
                <text:p>0.15885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885972">
                <text:p>0.15885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54972">
                <text:p>0.13554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783389">
                <text:p>0.10783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768954">
                <text:p>0.08768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25578">
                <text:p>0.07125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020692">
                <text:p>0.06020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169259">
                <text:p>0.05169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79302">
                <text:p>0.04579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65921">
                <text:p>0.04065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631034">
                <text:p>0.03631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255056">
                <text:p>0.03255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67381">
                <text:p>0.02967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31086">
                <text:p>0.02731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26399">
                <text:p>0.02526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356334">
                <text:p>0.02356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168689">
                <text:p>0.021686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035772">
                <text:p>0.02035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16904">
                <text:p>0.01916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80901">
                <text:p>0.0180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89808">
                <text:p>0.01689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606864">
                <text:p>0.016068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96746">
                <text:p>0.014967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443292">
                <text:p>0.01443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85385">
                <text:p>0.0138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19655">
                <text:p>0.01319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246922">
                <text:p>0.012469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216704">
                <text:p>0.01216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4199">
                <text:p>0.0114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98241">
                <text:p>0.010982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05403">
                <text:p>0.0105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12674">
                <text:p>0.010126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92415">
                <text:p>0.009924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49456">
                <text:p>0.00949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10826">
                <text:p>0.00910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93006">
                <text:p>0.00893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852793">
                <text:p>0.00852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98128">
                <text:p>0.00798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83142">
                <text:p>0.007831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45903">
                <text:p>0.00745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732347">
                <text:p>0.007323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720167">
                <text:p>0.00720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85891">
                <text:p>0.006858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675819">
                <text:p>0.00675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642087">
                <text:p>0.00642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635532">
                <text:p>0.00635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628248">
                <text:p>0.00628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97479">
                <text:p>0.00597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90273">
                <text:p>0.005902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82089">
                <text:p>0.005820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56361">
                <text:p>0.00556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56361">
                <text:p>0.005563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44363">
                <text:p>0.00544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15922">
                <text:p>0.005159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10997">
                <text:p>0.005109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00797">
                <text:p>0.005007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73632">
                <text:p>0.004736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73632">
                <text:p>0.00473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458246">
                <text:p>0.00458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27271">
                <text:p>0.004272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4207">
                <text:p>0.004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411714">
                <text:p>0.004117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3995">
                <text:p>0.003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383389">
                <text:p>0.00383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72945">
                <text:p>0.003729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62672">
                <text:p>0.00362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4662">
                <text:p>0.00346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37042">
                <text:p>0.003370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27739">
                <text:p>0.003277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00194">
                <text:p>0.003001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8953">
                <text:p>0.0028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83916">
                <text:p>0.002839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60369">
                <text:p>0.002603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575">
                <text:p>0.002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46619">
                <text:p>0.002466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26668">
                <text:p>0.002266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20962">
                <text:p>0.00220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10963">
                <text:p>0.00210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94088">
                <text:p>0.001940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86236">
                <text:p>0.001862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77793">
                <text:p>0.001777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63842">
                <text:p>0.001638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53893">
                <text:p>0.00153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43565">
                <text:p>0.001435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32043">
                <text:p>0.001320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22715">
                <text:p>0.00122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14755">
                <text:p>0.001147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07838">
                <text:p>0.001078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91385">
                <text:p>0.000913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84009">
                <text:p>0.00084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542">
                <text:p>0.00075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65189">
                <text:p>0.000651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56465">
                <text:p>0.000564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49886">
                <text:p>0.000498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6801">
                <text:p>0.000368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9951">
                <text:p>0.000299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3579">
                <text:p>0.000235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8724">
                <text:p>0.000187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4356">
                <text:p>0.000143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